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Liberation Serif"/>
    </style:style>
    <style:style style:name="P2" style:parent-style-name="Titre1" style:family="paragraph">
      <style:paragraph-properties fo:text-align="center"/>
      <style:text-properties style:font-name="Liberation Serif"/>
    </style:style>
    <style:style style:name="P3" style:parent-style-name="Titre1" style:family="paragraph">
      <style:paragraph-properties fo:text-align="center"/>
      <style:text-properties style:font-name="Liberation Serif"/>
    </style:style>
    <style:style style:name="P4" style:parent-style-name="Titre1" style:family="paragraph">
      <style:paragraph-properties fo:text-align="center"/>
      <style:text-properties style:font-name="Liberation Serif"/>
    </style:style>
    <style:style style:name="P5" style:parent-style-name="Titre1" style:family="paragraph">
      <style:paragraph-properties fo:text-align="center"/>
      <style:text-properties style:font-name="Liberation Serif"/>
    </style:style>
    <style:style style:name="P6" style:parent-style-name="Titre1" style:family="paragraph">
      <style:paragraph-properties fo:text-align="center"/>
      <style:text-properties style:font-name="Liberation Serif"/>
    </style:style>
    <style:style style:name="P7" style:parent-style-name="Titre1" style:family="paragraph">
      <style:paragraph-properties fo:text-align="center"/>
      <style:text-properties style:font-name="Liberation Serif"/>
    </style:style>
    <style:style style:name="P8" style:parent-style-name="Titre1" style:family="paragraph">
      <style:paragraph-properties fo:text-align="center"/>
      <style:text-properties style:font-name="Liberation Serif"/>
    </style:style>
    <style:style style:name="P9" style:parent-style-name="Titre1" style:family="paragraph">
      <style:paragraph-properties fo:text-align="center"/>
      <style:text-properties style:font-name="Liberation Serif"/>
    </style:style>
    <style:style style:name="P10" style:parent-style-name="Textbody" style:family="paragraph">
      <style:paragraph-properties fo:break-before="page"/>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ize="10.5pt" style:font-size-asian="10.5pt"/>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P18" style:parent-style-name="Standard" style:family="paragraph"/>
    <style:style style:name="P19" style:parent-style-name="Standard" style:family="paragraph"/>
    <style:style style:name="T20" style:parent-style-name="Policepardéfaut" style:family="text">
      <style:text-properties fo:font-style="italic" style:font-style-asian="italic"/>
    </style:style>
    <style:style style:name="P21" style:parent-style-name="Standard" style:family="paragraph"/>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style:font-name="Courier New" style:font-name-complex="Courier New"/>
    </style:style>
    <style:style style:name="T25" style:parent-style-name="Policepardéfaut" style:family="text">
      <style:text-properties style:font-name="Courier New" style:font-name-complex="Courier New"/>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office:automatic-styles>
  <office:body>
    <office:text text:use-soft-page-breaks="true">
      <text:h text:style-name="P1" text:outline-level="1"/>
      <text:h text:style-name="P2" text:outline-level="1"/>
      <text:h text:style-name="P3" text:outline-level="1"/>
      <text:h text:style-name="P4" text:outline-level="1"/>
      <text:h text:style-name="P5" text:outline-level="1"/>
      <text:h text:style-name="P6" text:outline-level="1"/>
      <text:h text:style-name="P7" text:outline-level="1"/>
      <text:h text:style-name="P8" text:outline-level="1"/>
      <text:h text:style-name="P9" text:outline-level="1">Projet<text:s/>de Traduction</text:h>
      <text:p text:style-name="P10"/>
      <text:soft-page-break/>
      <text:h text:style-name="Titre1" text:outline-level="1">Présentation.</text:h>
      <text:p text:style-name="Normal">Pour ce projet nous devons écrire un compilateur avec les outils<text:s/><text:span text:style-name="T11">bison</text:span><text:s/>et<text:s/><text:span text:style-name="T12">flex</text:span>. Pour le langage source nous utiliserons un<text:s/>petit langage de programmation nommé<text:s/><text:span text:style-name="T13">tpc</text:span>. Celui-ci est un sous-ensemble du langage C. Le langage cible est le langage de la machine virtuelle qui nous est donné. Le résultat de la compilation est donné en exécutant le code obtenu par la machine virtuelle.</text:p>
      <text:h text:style-name="Titre1" text:outline-level="1">Objectifs.</text:h>
      <text:p text:style-name="Normal">L'objectif est clair :<text:s/>écrire un compilateur avec<text:s/><text:span text:style-name="T14">flex</text:span><text:s/>pour l'analyse lexicale et bison pour l'analyse syntaxique et pour la traduction.<text:span text:style-name="T15"><text:s/></text:span>On devra traiter les différents conflits d'analyse en modifiant la grammaire ou encore pour en faciliter la<text:s/>traduction. Toutefois nous devrions faire attention à ne pas affecter le langage engendré.</text:p>
      <text:h text:style-name="Titre1" text:outline-level="1">Procédé</text:h>
      <text:p text:style-name="Normal">Après avoir développé les bases de notre compilateur, nous nous sommes attaqués aux pointeurs puis aux fonctions. De nombreux obstacles sont venus perturber notre rythme et nous n’avons malheureusement pas pu finir de traduire la totalité du langage<text:s/><text:span text:style-name="T16">tpc</text:span>. Les opérations usuelles et la gestion des pointeurs (arithmétique et profondeur infinie) et sont terminées.</text:p>
      <text:p text:style-name="Normal">De plus, afin de nous faciliter le travail, nous avons développé un module destiné à la machine virtuelle. Ce module permet d’optimiser le programme<text:s/>final.<text:span text:style-name="Appelnotedebasdep."><text:note text:note-class="footnote" text:id="_ftn0"><text:note-citation>1</text:note-citation><text:note-body><text:p text:style-name="Notedebasdepage"><text:s/>Nous souhaitons partager ce module sur le dépôt github de la machine virtuelle si vous n’y voyez pas d’inconvénient.</text:p></text:note-body></text:note></text:span></text:p>
      <text:h text:style-name="Titre1" text:outline-level="1">Fonctionnalités.</text:h>
      <text:p text:style-name="Normal">Le projet est organisé de la<text:s/>façon<text:s/>suivante :<text:s/>3 dossiers,<text:s/>1<text:s/>exécutable<text:s/>et 1<text:s/><text:span text:style-name="T17">makefile</text:span>.</text:p>
      <text:p text:style-name="Normal">Les 3 dossiers sont<text:s/>:</text:p>
      <text:list text:style-name="LFO1" text:continue-numbering="true">
        <text:list-item>
          <text:p text:style-name="P18">documentation: qui contient le<text:s/>rapport du projet.</text:p>
        </text:list-item>
        <text:list-item>
          <text:p text:style-name="P19">sources: qui contient tous les fichiers à compiler avec le<text:s/><text:span text:style-name="T20">makefile</text:span>.</text:p>
        </text:list-item>
        <text:list-item>
          <text:p text:style-name="P21">Exemples: qui contient tous les fichiers de test en extension<text:s/><text:span text:style-name="T22">.tpc</text:span>.</text:p>
        </text:list-item>
      </text:list>
      <text:p text:style-name="Normal">1 exécutable : notre<text:s/>compilateur.</text:p>
      <text:p text:style-name="Normal">Le programme compile est produit un exécutable<text:s/><text:span text:style-name="T23">tcompil</text:span>.</text:p>
      <text:p text:style-name="Normal">Il s'exécute en tapant la commande<text:s/><text:span text:style-name="T24">./tcomp</text:span><text:span text:style-name="T25">il exemples/nom_du_fichier.tpc [-o]</text:span>.</text:p>
      <text:p text:style-name="Normal">Seuls<text:s/>les fichiers d'extension tpc seront pris en compte par le programme. Ces fichiers seront contenus dans le répertoire exemples/, mais ils peuvent être dans le dossier racine de l'exécutable.</text:p>
      <text:p text:style-name="Normal">De plus l'option<text:s/><text:span text:style-name="T26">-o</text:span><text:s/>place le résultat de la compilation dans un fichier avec le même nom que le fichier entrée, seul l'extension change pour devenir<text:s/><text:span text:style-name="T27">.vm</text:span>. Sans cette option, le résultat sera affiché sur la sortie standard.</text:p>
      <text:h text:style-name="Titre1" text:outline-level="1">Conclusion</text:h>
      <text:p text:style-name="Normal">Dans ce projet nous avons découvert un analyseur lexical et un analyseur syntaxique.<text:s/><text:span text:style-name="T28">Flex</text:span><text:s/>et<text:s/><text:span text:style-name="T29">bison</text:span><text:s/>nous ont permis de développer un petit compilateur pour une machine virtuelle open source.<text:s/>Bien que l’analyse grammaticale du langage ne soit pas totalement parfaite, nous avons appris et compris comment utiliser ces out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Titre2" style:next-style-name="Titre1" style:default-outline-level="3">
      <style:paragraph-properties fo:keep-together="always" fo:margin-top="0.0277in"/>
      <style:text-properties style:font-name="Calibri Light" style:font-name-asian="Times New Roman" style:font-name-complex="Mangal" fo:font-weight="normal" style:font-weight-asian="normal" fo:color="#1F4D78" fo:font-size="18pt" style:font-size-asian="18pt" style:font-size-complex="10.5pt" fo:hyphenate="false"/>
    </style:style>
    <style:style style:name="Normal" style:display-name="Normal" style:family="paragraph">
      <style:paragraph-properties fo:text-align="justify" fo:margin-bottom="0.0833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Titre3Car" style:display-name="Titre 3 Car" style:family="text" style:parent-style-name="Policepardéfaut">
      <style:text-properties style:font-name="Calibri Light" style:font-name-asian="Times New Roman" style:font-name-complex="Mangal" style:font-weight-complex="bold" fo:font-style="italic" style:font-style-asian="italic" style:font-style-complex="italic" fo:color="#1F4D78" fo:font-size="18pt" style:font-size-asian="18pt" style:font-size-complex="10.5pt"/>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PÉRONNET<text:s/>Pierre<text:tab/>Rapport du Projet<text:tab/>Mai 2014</text:p>
        <text:p text:style-name="En-tête">GLEVAREC<text:s/>Guillaume</text:p>
      </style:header>
      <style:footer>
        <text:p text:style-name="Pieddepage">L3 – Informatique groupe 2<text:tab/><text:page-number text:fixed="false">1</text:page-number><text:tab/>Compilation</text:p>
        <text:p text:style-name="Pieddepage">UPEM</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levarec </meta:initial-creator>
    <dc:creator>Pierre PERONNET</dc:creator>
    <meta:creation-date>2014-05-22T20:22:00Z</meta:creation-date>
    <dc:date>2014-05-25T20:55:00Z</dc:date>
    <meta:template xlink:href="Normal.dotm" xlink:type="simple"/>
    <meta:editing-cycles>24</meta:editing-cycles>
    <meta:editing-duration>PT7380S</meta:editing-duration>
    <meta:document-statistic meta:page-count="2" meta:paragraph-count="5" meta:word-count="389" meta:character-count="2528" meta:row-count="17" meta:non-whitespace-character-count="2144"/>
  </office:meta>
</office:document-meta>
</file>